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OutputStream.write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OutputStream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OutputStream.write(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ingOutputStream.write( byte b [ ] , int off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ingOutputStream.CachingOutput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